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0pt" style:text-underline-style="solid" style:text-underline-width="auto" style:text-underline-color="font-color" officeooo:rsid="000046cc" officeooo:paragraph-rsid="000046cc" style:font-size-asian="17.5pt" style:font-size-complex="20pt"/>
    </style:style>
    <style:style style:name="P2" style:family="paragraph" style:parent-style-name="Preformatted_20_Text">
      <style:paragraph-properties fo:text-align="start" style:justify-single-word="false"/>
      <style:text-properties fo:font-size="12pt" officeooo:rsid="000046cc" officeooo:paragraph-rsid="000046cc" style:font-size-asian="10.5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fo:font-size="12pt" officeooo:rsid="000046cc" officeooo:paragraph-rsid="000292b2" style:font-size-asian="10.5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fo:font-size="12pt" officeooo:rsid="000046cc" officeooo:paragraph-rsid="00051f19" style:font-size-asian="10.5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fo:font-size="12pt" officeooo:rsid="000046cc" officeooo:paragraph-rsid="000538f8" style:font-size-asian="10.5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fo:font-size="12pt" officeooo:rsid="000046cc" officeooo:paragraph-rsid="000046cc" style:font-size-asian="10.5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size="12pt" officeooo:rsid="000046cc" officeooo:paragraph-rsid="000704af" style:font-size-asian="10.5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font-size="12pt" officeooo:rsid="000046cc" officeooo:paragraph-rsid="0009f32e" style:font-size-asian="10.5pt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25aff"/>
    </style:style>
    <style:style style:name="T3" style:family="text">
      <style:text-properties officeooo:rsid="000292b2"/>
    </style:style>
    <style:style style:name="T4" style:family="text">
      <style:text-properties officeooo:rsid="000376eb"/>
    </style:style>
    <style:style style:name="T5" style:family="text">
      <style:text-properties officeooo:rsid="00051f19"/>
    </style:style>
    <style:style style:name="T6" style:family="text">
      <style:text-properties officeooo:rsid="000538f8"/>
    </style:style>
    <style:style style:name="T7" style:family="text">
      <style:text-properties fo:font-weight="bold" officeooo:rsid="00059c6c" style:font-weight-asian="bold" style:font-weight-complex="bold"/>
    </style:style>
    <style:style style:name="T8" style:family="text">
      <style:text-properties officeooo:rsid="000704af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0704af" style:font-size-asian="11pt" style:font-size-complex="11pt"/>
    </style:style>
    <style:style style:name="T11" style:family="text">
      <style:text-properties fo:color="#0066cc"/>
    </style:style>
    <style:style style:name="T12" style:family="text">
      <style:text-properties fo:color="#0066cc" fo:font-size="11pt" style:font-size-asian="11pt" style:font-size-complex="11pt"/>
    </style:style>
    <style:style style:name="T13" style:family="text">
      <style:text-properties fo:color="#0066cc" fo:font-size="11pt" officeooo:rsid="000704af" style:font-size-asian="11pt" style:font-size-complex="11pt"/>
    </style:style>
    <style:style style:name="T14" style:family="text">
      <style:text-properties fo:color="#0066cc" fo:font-weight="bold" officeooo:rsid="00059c6c" style:font-weight-asian="bold" style:font-weight-complex="bold"/>
    </style:style>
    <style:style style:name="T15" style:family="text">
      <style:text-properties fo:color="#0066cc" officeooo:rsid="000538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earch Proposal Outline</text:p>
      <text:p text:style-name="P1"/>
      <text:p text:style-name="P2"/>
      <text:p text:style-name="P2"><text:span text:style-name="Emphasis"><text:span text:style-name="T1">Make sure that the first page acts as a stand-alone summary of the entire proposal.</text:span></text:span></text:p>
      <text:p text:style-name="P2"><text:span text:style-name="Emphasis"><text:span text:style-name="T1"/></text:span></text:p>
      <text:p text:style-name="P2"><text:span text:style-name="Emphasis"><text:span text:style-name="T1">Ask lots of people to help you improve your proposal.</text:span></text:span></text:p>
      <text:p text:style-name="P2"><text:span text:style-name="Emphasis"/></text:p>
      <text:p text:style-name="P2"><text:span text:style-name="Emphasis"/></text:p>
      <text:p text:style-name="P2"><text:span text:style-name="Emphasis">1. Introduction</text:span></text:p>
      <text:p text:style-name="P2"><text:span text:style-name="Emphasis"><text:tab/></text:span></text:p>
      <text:p text:style-name="P2"><text:span text:style-name="Emphasis"><text:tab/>1.1 Motivation (why is this research crucial? Broad scope &amp; stand-alone summary)</text:span></text:p>
      <text:p text:style-name="P2"><text:span text:style-name="Emphasis"/></text:p>
      <text:p text:style-name="P2"><text:span text:style-name="Emphasis"><text:span text:style-name="T8"><text:tab/><text:tab/></text:span></text:span><text:span text:style-name="Emphasis"><text:span text:style-name="T13">there are many proposed quantum Machine Learning <text:tab/><text:tab/><text:tab/><text:tab/>algorithms which should hypothetically work but who have <text:tab/><text:tab/>not been implemented or verified experimentally yet</text:span></text:span></text:p>
      <text:p text:style-name="P2"><text:span text:style-name="Emphasis"><text:span text:style-name="T12"/></text:span></text:p>
      <text:p text:style-name="P7"><text:span text:style-name="Emphasis"><text:span text:style-name="T13"><text:tab/><text:tab/>IBM has made their 5 superconducting (non-error <text:tab/><text:tab/><text:tab/><text:tab/>corrected) qubit QC publicly available through their IBM <text:tab/><text:tab/>Quantum Experience portal</text:span></text:span></text:p>
      <text:p text:style-name="P7"><text:span text:style-name="Emphasis"><text:span text:style-name="T12"/></text:span></text:p>
      <text:p text:style-name="P7"><text:span text:style-name="Emphasis"><text:span text:style-name="T13"><text:tab/><text:tab/>Finding very small machine learning problems which can <text:tab/><text:tab/>be implemented on IBM’s QC would constitute a proof-of-<text:tab/><text:tab/>concept for the quantum machine learning age. This is <text:tab/><text:tab/><text:tab/>crucial for further research to be funded and supported <text:tab/><text:tab/>since it shows that an upscaling of QCs will eventually <text:tab/><text:tab/>lead to huge speed ups in ML routines and therefore <text:tab/><text:tab/><text:tab/>revolutionize the handling of big data</text:span></text:span></text:p>
      <text:p text:style-name="P7"><text:span text:style-name="Emphasis"><text:span text:style-name="T12"/></text:span></text:p>
      <text:p text:style-name="P7"><text:span text:style-name="Emphasis"><text:span text:style-name="T13"><text:tab/><text:tab/>classification problems such as classifying handwritten <text:tab/><text:tab/>digits/colours or fitting functions onto small datasets <text:tab/><text:tab/>could be scaled down and executed on 5 Qbits</text:span></text:span></text:p>
      <text:p text:style-name="P7"><text:span text:style-name="Emphasis"><text:span text:style-name="T12"/></text:span></text:p>
      <text:p text:style-name="P7"><text:span text:style-name="Emphasis"><text:span text:style-name="T13"><text:tab/><text:tab/>many QML algorithms assume the data to already be <text:tab/><text:tab/><text:tab/>prepared in some particular quantum data format and also <text:tab/><text:tab/>assume all kind of other things</text:span></text:span></text:p>
      <text:p text:style-name="P7"><text:span text:style-name="Emphasis"><text:span text:style-name="T12"><text:tab/></text:span></text:span></text:p>
      <text:p text:style-name="P7"><text:span text:style-name="Emphasis"><text:span text:style-name="T13"><text:tab/><text:tab/>this leads to the research question: Is it possible to <text:tab/><text:tab/>already implement and solve a small ML problem on IBMs <text:tab/><text:tab/>publicly available QC? This includes a) the <text:tab/><text:tab/><text:tab/><text:tab/><text:tab/>preprocessing of data, b) the preparation of a suitable <text:tab/><text:tab/>quantum state containing the training data and the to be <text:tab/><text:tab/>classified data, c) the execution of a quantum circuit <text:tab/><text:tab/>and finally d) the retrieval of the solution to the <text:tab/><text:tab/><text:tab/>problem.</text:span></text:span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P2"><text:soft-page-break/><text:span text:style-name="Emphasis"><text:tab/>1.2 </text:span><text:span text:style-name="Emphasis"><text:span text:style-name="T2">Short &amp; concise intro to quantum computing</text:span></text:span></text:p>
      <text:p text:style-name="P2"><text:span text:style-name="Emphasis"><text:tab/><text:tab/></text:span></text:p>
      <text:p text:style-name="P2"><text:span text:style-name="Emphasis"><text:tab/><text:tab/></text:span><text:span text:style-name="Emphasis"><text:span text:style-name="T2">1.2.1 Qubits and quantum gates</text:span></text:span></text:p>
      <text:p text:style-name="P2"><text:span text:style-name="Emphasis"/></text:p>
      <text:p text:style-name="P2"><text:span text:style-name="Emphasis"><text:tab/><text:tab/><text:tab/></text:span><text:span text:style-name="Emphasis"><text:span text:style-name="T14">Q Bits</text:span></text:span></text:p>
      <text:p text:style-name="P2"><text:span text:style-name="Emphasis"><text:span text:style-name="T11"><text:tab/><text:tab/><text:tab/></text:span></text:span></text:p>
      <text:p text:style-name="P2"><text:span text:style-name="Emphasis"><text:span text:style-name="T11"><text:tab/><text:tab/><text:tab/></text:span></text:span><text:span text:style-name="Emphasis"><text:span text:style-name="T15">|q&gt; = alpha |0&gt; + beta |1&gt;</text:span></text:span></text:p>
      <text:p text:style-name="P2"><text:span text:style-name="Emphasis"><text:span text:style-name="T11"><text:tab/><text:tab/><text:tab/></text:span></text:span><text:span text:style-name="Emphasis"><text:span text:style-name="T15">probabilities are complex amplitudes squared</text:span></text:span></text:p>
      <text:p text:style-name="P2"><text:span text:style-name="Emphasis"><text:span text:style-name="T11"><text:tab/><text:tab/><text:tab/></text:span></text:span><text:span text:style-name="Emphasis"><text:span text:style-name="T15">idea of a phase</text:span></text:span></text:p>
      <text:p text:style-name="P5"><text:span text:style-name="Emphasis"><text:span text:style-name="T11"><text:tab/><text:tab/><text:tab/></text:span></text:span><text:span text:style-name="Emphasis"><text:span text:style-name="T15">qubits are 2D entities &gt;&gt; visualization on Bloch <text:tab/><text:tab/><text:tab/><text:tab/>sphere based on theta and phi<text:line-break/><text:tab/><text:tab/><text:tab/>|q&gt; = cos(theta/2) |0&gt; + exp(i*phi)*sin(theta/2) |1&gt;<text:line-break/><text:tab/><text:tab/><text:tab/></text:span></text:span></text:p>
      <text:p text:style-name="P2"><text:span text:style-name="Emphasis"><text:span text:style-name="T11"><text:tab/><text:tab/><text:tab/></text:span></text:span><text:span text:style-name="Emphasis"><text:span text:style-name="T15">encoding information either into binary qubit <text:tab/><text:tab/><text:tab/><text:tab/>strings (qubit intensive) or encoding information <text:tab/><text:tab/><text:tab/>into the phase (more compact/requires less qubits)</text:span></text:span></text:p>
      <text:p text:style-name="P2"><text:span text:style-name="Emphasis"><text:span text:style-name="T11"/></text:span></text:p>
      <text:p text:style-name="P2"><text:span text:style-name="Emphasis"><text:span text:style-name="T11"><text:tab/><text:tab/><text:tab/></text:span></text:span><text:span text:style-name="Emphasis"><text:span text:style-name="T15">however measurement collapses the quantum state and <text:tab/><text:tab/><text:tab/>measurement therefore collapses |q&gt; into one <text:tab/><text:tab/><text:tab/><text:tab/>classical bit</text:span></text:span></text:p>
      <text:p text:style-name="P2"><text:span text:style-name="Emphasis"><text:span text:style-name="T11"><text:tab/><text:tab/><text:tab/></text:span></text:span><text:span text:style-name="Emphasis"><text:span text:style-name="T15">&gt;&gt; here hides the real trickiness for quantum <text:tab/><text:tab/><text:tab/><text:tab/>algorithms<text:line-break/><text:line-break/><text:tab/><text:tab/><text:tab/>tensor products and entanglement (bell states)</text:span></text:span></text:p>
      <text:p text:style-name="P2"><text:span text:style-name="Emphasis"><text:span text:style-name="T11"><text:tab/><text:tab/><text:tab/></text:span></text:span></text:p>
      <text:p text:style-name="P2"><text:span text:style-name="Emphasis"><text:span text:style-name="T11"><text:tab/><text:tab/><text:tab/></text:span></text:span><text:span text:style-name="Emphasis"><text:span text:style-name="T14">Q GATES</text:span></text:span><text:span text:style-name="Emphasis"><text:span text:style-name="T11"><text:tab/><text:tab/><text:tab/></text:span></text:span></text:p>
      <text:p text:style-name="P2"><text:span text:style-name="Emphasis"><text:span text:style-name="T11"><text:tab/><text:tab/><text:tab/></text:span></text:span></text:p>
      <text:p text:style-name="P2"><text:span text:style-name="Emphasis"><text:span text:style-name="T11"><text:tab/><text:tab/><text:tab/></text:span></text:span><text:span text:style-name="Emphasis"><text:span text:style-name="T15">analogous to classical computation and logic gates:</text:span></text:span></text:p>
      <text:p text:style-name="P2"><text:span text:style-name="Emphasis"><text:span text:style-name="T11"><text:tab/><text:tab/><text:tab/></text:span></text:span><text:span text:style-name="Emphasis"><text:span text:style-name="T15">quantum gates can be constructed</text:span></text:span></text:p>
      <text:p text:style-name="P2"><text:span text:style-name="Emphasis"><text:span text:style-name="T11"><text:tab/><text:tab/><text:tab/></text:span></text:span></text:p>
      <text:p text:style-name="P2"><text:span text:style-name="Emphasis"><text:span text:style-name="T11"><text:tab/><text:tab/><text:tab/></text:span></text:span><text:span text:style-name="Emphasis"><text:span text:style-name="T15">can be understood as rotations on the bloch sphere</text:span></text:span></text:p>
      <text:p text:style-name="P2"><text:span text:style-name="Emphasis"><text:span text:style-name="T11"><text:tab/><text:tab/><text:tab/></text:span></text:span><text:span text:style-name="Emphasis"><text:span text:style-name="T15">PAULI matrices</text:span></text:span></text:p>
      <text:p text:style-name="P5"><text:span text:style-name="Emphasis"><text:span text:style-name="T11"><text:tab/><text:tab/><text:tab/>- </text:span></text:span><text:span text:style-name="Emphasis"><text:span text:style-name="T15">I, X, Y, Z gates (bit and phase flips or both)<text:line-break/> <text:tab/><text:tab/><text:tab/>additional phase shifts:<text:line-break/><text:tab/><text:tab/><text:tab/>T and S gates (needed for complex phase in <text:tab/><text:tab/><text:tab/><text:tab/><text:tab/>superpositions)</text:span></text:span></text:p>
      <text:p text:style-name="P5"><text:span text:style-name="Emphasis"><text:span text:style-name="T11"><text:tab/><text:tab/><text:tab/></text:span></text:span><text:span text:style-name="Emphasis"><text:span text:style-name="T15">Hadamard gate (superposition)</text:span></text:span></text:p>
      <text:p text:style-name="P5"><text:span text:style-name="Emphasis"><text:span text:style-name="T11"/></text:span></text:p>
      <text:p text:style-name="P5"><text:span text:style-name="Emphasis"><text:span text:style-name="T15"><text:tab/><text:tab/><text:tab/>cNOT gate (crucial for entanglement)</text:span></text:span></text:p>
      <text:p text:style-name="P5"><text:span text:style-name="Emphasis"><text:span text:style-name="T15"><text:tab/><text:tab/><text:tab/>SWAP/CROSSOVER gate</text:span></text:span></text:p>
      <text:p text:style-name="P5"><text:span text:style-name="Emphasis"><text:span text:style-name="T15"><text:tab/><text:tab/><text:tab/>Toffoli-gate (and its extension to n qubits)<text:line-break/><text:line-break/><text:tab/><text:tab/><text:tab/>How to read quantum circuits (with simple example)</text:span></text:span></text:p>
      <text:p text:style-name="P2"><text:span text:style-name="Emphasis"><text:tab/><text:tab/></text:span></text:p>
      <text:p text:style-name="P2"><text:span text:style-name="Emphasis"/></text:p>
      <text:p text:style-name="P2"><text:span text:style-name="Emphasis"><text:tab/></text:span><text:span text:style-name="Emphasis"><text:span text:style-name="T2">1.3 Short &amp; concise intro to classical machine learning</text:span></text:span></text:p>
      <text:p text:style-name="P2"><text:span text:style-name="Emphasis"/></text:p>
      <text:p text:style-name="P2"><text:span text:style-name="Emphasis"><text:tab/><text:tab/></text:span><text:span text:style-name="Emphasis"><text:span text:style-name="T5">1.3.1 k-nearest neighbours (with k and distance <text:tab/><text:tab/><text:tab/><text:tab/><text:tab/>weighted)</text:span></text:span></text:p>
      <text:p text:style-name="P2"><text:span text:style-name="Emphasis"/></text:p>
      <text:p text:style-name="P4"><text:span text:style-name="Emphasis"><text:tab/><text:tab/></text:span><text:span text:style-name="Emphasis"><text:span text:style-name="T5">1.3.2 linear regression model for supervised pattern <text:tab/></text:span></text:span><text:soft-page-break/><text:span text:style-name="Emphasis"><text:span text:style-name="T5"><text:tab/><text:tab/><text:tab/>recognition</text:span></text:span></text:p>
      <text:p text:style-name="P2"><text:span text:style-name="Emphasis"/></text:p>
      <text:p text:style-name="P2"><text:span text:style-name="Emphasis"><text:tab/></text:span><text:span text:style-name="Emphasis"><text:span text:style-name="T2">1.4 Combining quantum computing + machine learning</text:span></text:span></text:p>
      <text:p text:style-name="P2"><text:span text:style-name="Emphasis"/></text:p>
      <text:p text:style-name="P4"><text:span text:style-name="Emphasis"><text:tab/><text:tab/></text:span><text:span text:style-name="Emphasis"><text:span text:style-name="T2">1.4.1 HLL-algorithm and other reasons why QC can improve <text:tab/><text:tab/><text:tab/>ML</text:span></text:span></text:p>
      <text:p text:style-name="P4"><text:span text:style-name="Emphasis"/></text:p>
      <text:p text:style-name="P4"><text:span text:style-name="Emphasis"><text:span text:style-name="T2"><text:tab/><text:tab/>1.4.2 Maria’s 2 algorithms</text:span></text:span></text:p>
      <text:p text:style-name="P2"><text:span text:style-name="Emphasis"/></text:p>
      <text:p text:style-name="P2"><text:span text:style-name="Emphasis"><text:tab/>1.</text:span><text:span text:style-name="Emphasis"><text:span text:style-name="T2">3</text:span></text:span><text:span text:style-name="Emphasis"> Research Question &gt;&gt; must be very clear-cut and concrete!</text:span></text:p>
      <text:p text:style-name="P2"><text:span text:style-name="Emphasis"/></text:p>
      <text:p text:style-name="P8"><text:span text:style-name="Emphasis"><text:span text:style-name="T13"><text:tab/><text:tab/>Is it possible to already implement and solve a small ML problem on IBMs publicly available QC? This includes a) the preprocessing of data, b) the preparation of a suitable quantum state containing the training data and the to be classified data, c) the execution of a quantum circuit and finally d) the retrieval of the solution to the problem.</text:span></text:span></text:p>
      <text:p text:style-name="P2"><text:span text:style-name="Emphasis"/></text:p>
      <text:p text:style-name="P2"><text:span text:style-name="Emphasis">4. Research Method?</text:span></text:p>
      <text:p text:style-name="P2"><text:span text:style-name="Emphasis"/></text:p>
      <text:p text:style-name="P2"><text:span text:style-name="Emphasis"><text:tab/>4.1 IBM Quantum Computer for actual implementations and <text:tab/><text:tab/><text:tab/>simulations</text:span></text:p>
      <text:p text:style-name="P2"><text:span text:style-name="Emphasis"/></text:p>
      <text:p text:style-name="P3"><text:span text:style-name="Emphasis"><text:tab/><text:tab/></text:span><text:span text:style-name="Emphasis"><text:span text:style-name="T3">4.1.1 Possibilities with 5 qubits</text:span></text:span></text:p>
      <text:p text:style-name="P3"><text:span text:style-name="Emphasis"/></text:p>
      <text:p text:style-name="P3"><text:span text:style-name="Emphasis"><text:tab/><text:tab/></text:span><text:span text:style-name="Emphasis"><text:span text:style-name="T3">4.1.2 Potentially developing</text:span></text:span><text:span text:style-name="Emphasis"> an amplitude-based <text:tab/><text:tab/><text:tab/><text:tab/><text:tab/>alternative </text:span><text:span text:style-name="Emphasis"><text:span text:style-name="T4">to</text:span></text:span><text:span text:style-name="Emphasis"> ‘Quantum computing for pattern <text:tab/><text:tab/><text:tab/><text:tab/>classification’</text:span></text:p>
      <text:p text:style-name="P2"><text:span text:style-name="Emphasis"/></text:p>
      <text:p text:style-name="P2"><text:span text:style-name="Emphasis"><text:tab/>4.2 Microsoft Liqui|&gt; for advanced simulations</text:span></text:p>
      <text:p text:style-name="P2"><text:span text:style-name="Emphasis"/></text:p>
      <text:p text:style-name="P2"><text:span text:style-name="Emphasis"><text:tab/><text:tab/></text:span><text:span text:style-name="Emphasis"><text:span text:style-name="T4">4.2.1 Why simulations? Because 5 qubits are PUBLICLY <text:tab/><text:tab/><text:tab/><text:tab/>available but there are already higher numbers of <text:tab/><text:tab/><text:tab/>qubits possible. Max. 30 Qubits which can be <text:tab/><text:tab/><text:tab/><text:tab/>expected in the near future</text:span></text:span></text:p>
      <text:p text:style-name="P2"><text:span text:style-name="Emphasis"/></text:p>
      <text:p text:style-name="P2"><text:span text:style-name="Emphasis">5. Outlook and Conclu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12:10:51.864733179</dc:date>
    <meta:editing-duration>PT40M50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3" meta:paragraph-count="54" meta:word-count="615" meta:character-count="4147" meta:non-whitespace-character-count="3330"/>
  </office:meta>
</office:document-meta>
</file>